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2499" officeooo:paragraph-rsid="001524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fdgkfgkfgkfdfdkfdg</text:p>
      <text:p text:style-name="P1">gfdkkkkkkkkkkkkkkkkkkkkkkkkkkk</text:p>
      <text:p text:style-name="P1">kgfdkgffffkkkkkkkkkkkkkkkkkkkkkkkkkkkkkkkkk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5T08:30:30.351338889</meta:creation-date>
    <meta:generator>LibreOffice/6.4.7.2$Linux_X86_64 LibreOffice_project/40$Build-2</meta:generator>
    <dc:date>2022-11-15T08:33:23.955690728</dc:date>
    <meta:editing-duration>PT13S</meta:editing-duration>
    <meta:editing-cycles>1</meta:editing-cycles>
    <meta:document-statistic meta:table-count="0" meta:image-count="0" meta:object-count="0" meta:page-count="1" meta:paragraph-count="3" meta:word-count="3" meta:character-count="92" meta:non-whitespace-character-count="92"/>
  </office:meta>
</office:document-meta>
</file>